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-0.191cm" fo:margin-top="0cm" fo:margin-bottom="0cm" table:align="left" style:writing-mode="lr-tb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5cm"/>
    </style:style>
    <style:style style:name="Tableau1.C" style:family="table-column">
      <style:table-column-properties style:column-width="5.33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2" style:family="table">
      <style:table-properties style:width="15.984cm" fo:margin-left="-0.191cm" fo:margin-top="0cm" fo:margin-bottom="0cm" table:align="left" style:writing-mode="lr-tb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5.325cm"/>
    </style:style>
    <style:style style:name="Tableau2.C" style:family="table-column">
      <style:table-column-properties style:column-width="5.33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Tableau3" style:family="table">
      <style:table-properties style:width="15.984cm" fo:margin-left="-0.191cm" fo:margin-top="0cm" fo:margin-bottom="0cm" table:align="left" style:writing-mode="lr-tb"/>
    </style:style>
    <style:style style:name="Tableau3.A" style:family="table-column">
      <style:table-column-properties style:column-width="5.327cm"/>
    </style:style>
    <style:style style:name="Tableau3.B" style:family="table-column">
      <style:table-column-properties style:column-width="5.325cm"/>
    </style:style>
    <style:style style:name="Tableau3.C" style:family="table-column">
      <style:table-column-properties style:column-width="5.33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Text_20_body">
      <style:text-properties fo:language="en" fo:country="GB"/>
    </style:style>
    <style:style style:name="P2" style:family="paragraph" style:parent-style-name="Text_20_body">
      <style:paragraph-properties fo:margin-top="0.15cm" fo:margin-bottom="0cm" fo:line-height="100%"/>
    </style:style>
    <style:style style:name="P3" style:family="paragraph" style:parent-style-name="Text_20_body">
      <style:paragraph-properties fo:margin-top="0.15cm" fo:margin-bottom="0cm" fo:line-height="100%"/>
      <style:text-properties fo:language="en" fo:country="GB"/>
    </style:style>
    <style:style style:name="P4" style:family="paragraph" style:parent-style-name="Text_20_body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Symbol" fo:language="en" fo:country="GB"/>
    </style:style>
    <style:style style:name="T3" style:family="text">
      <style:text-properties fo:language="en" fo:country="GB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Symbol"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oBack"/>Copyeditor : Mathilde Nicolas. </text:p>
      <text:p text:style-name="Text_20_body">Creator: Varlet Charles, sieur de La Grange (1635-1692).</text:p>
      <text:p text:style-name="Text_20_body">Title: Registre de La Grange (1658-1685) : précédé d'une notice biographique / publié par les soins de la Comédie-Française...[par Edouard Thierry]</text:p>
      <text:p text:style-name="Text_20_body">Date: 1664 ou postérieur. </text:p>
      <text:p text:style-name="Text_20_body">Bibl: Varlet Charles, sieur de La Grange, <text:span text:style-name="T1">Registre de La Grange (1658-1685) : précédé d'une notice biographique / publié par les soins de la Comédie-Française...[par Edouard Thierry]</text:span>, Paris, J. Claye ? , 1664 ou postérieur.</text:p>
      <text:p text:style-name="Standard"/>
      <text:p text:style-name="Text_20_body"><text:span text:style-name="_3c_pb_3e_">68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<text:span text:style-name="_3c_date_3e_">Mardy 30 Septembre</text:span> <text:span text:style-name="T2"></text:span> Escol. Mar. &amp; Fascheux.</text:p>
          </table:table-cell>
          <table:table-cell table:style-name="Tableau1.A1" office:value-type="string">
            <text:p text:style-name="P2"><text:span text:style-name="T3">202lt</text:span></text:p>
            <text:p text:style-name="P3"/>
          </table:table-cell>
          <table:table-cell table:style-name="Tableau1.A1" office:value-type="string">
            <text:p text:style-name="P2"><text:span text:style-name="T3">Part. 7lt</text:span>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Vendredy 3 OCTOBRE</text:span>. <text:span text:style-name="T2"></text:span> Despit amoureux.</text:p>
          </table:table-cell>
          <table:table-cell table:style-name="Tableau1.A1" office:value-type="string">
            <text:p text:style-name="P2">153lt</text:p>
            <text:p text:style-name="P3"/>
          </table:table-cell>
          <table:table-cell table:style-name="Tableau1.A1" office:value-type="string">
            <text:p text:style-name="P2">Part. 4lt 10s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Dimanche 5</text:span>. <text:span text:style-name="T2"></text:span> Idem.</text:p>
            <text:p text:style-name="P2"><text:span text:style-name="_3c_date_3e_"><text:span text:style-name="T4">Mardy</text:span></text:span><text:span text:style-name="T4"> on ne joua point.</text:span></text:p>
          </table:table-cell>
          <table:table-cell table:style-name="Tableau1.A1" office:value-type="string">
            <text:p text:style-name="P2"><text:span text:style-name="T3">248lt</text:span></text:p>
          </table:table-cell>
          <table:table-cell table:style-name="Tableau1.A1" office:value-type="string">
            <text:p text:style-name="P2"><text:span text:style-name="T3">Part. 11lt 5s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Vendredy 10me Oct</text:span>. <text:span text:style-name="T2"></text:span> L’Escolle des femmes.</text:p>
          </table:table-cell>
          <table:table-cell table:style-name="Tableau1.A1" office:value-type="string">
            <text:p text:style-name="P2">284lt</text:p>
            <text:p text:style-name="P3"/>
          </table:table-cell>
          <table:table-cell table:style-name="Tableau1.A1" office:value-type="string">
            <text:p text:style-name="P2">Part. 12lt 15s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Dimanche 12me</text:span><text:span text:style-name="T3">. </text:span><text:span text:style-name="T2"></text:span><text:span text:style-name="T3"> Idem.</text:span></text:p>
          </table:table-cell>
          <table:table-cell table:style-name="Tableau1.A1" office:value-type="string">
            <text:p text:style-name="P2"><text:span text:style-name="T3">333lt</text:span></text:p>
          </table:table-cell>
          <table:table-cell table:style-name="Tableau1.A1" office:value-type="string">
            <text:p text:style-name="P2"><text:span text:style-name="T3">Part. 11lt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_3c_persName_3e_">La Troupe</text:span>, par ordre du<text:span text:style-name="_3c_persName_3e_"> Roy</text:span>, est partie pour <text:span text:style-name="_3c_placeName_3e_">Versailles</text:span>, le <text:span text:style-name="_3c_date_3e_">lundy 13 Octobre</text:span>, et est reuenue le <text:span text:style-name="_3c_date_3e_">Vendredy 25me</text:span>, et a joué tous les jours differentes <text:span text:style-name="_3c_tech_3e_">Comedies</text:span>, tant serieuses que comiques 10 fois, sçavoir : Impromptu, l’Escolle des maris, l’Escolle des femmes, le Cocu, le Despit, l’Estourdy, les Fascheux, Critique.</text:p>
          </table:table-cell>
          <table:table-cell table:style-name="Tableau1.A1" office:value-type="string">
            <text:p text:style-name="P2">Receau au Tresor Royal 3000lt</text:p>
            <text:p text:style-name="P2"/>
          </table:table-cell>
          <table:table-cell table:style-name="Tableau1.A1" office:value-type="string">
            <text:p text:style-name="P2">Part. 257lt</text:p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Dimanche 26 Octob</text:span>. <text:span text:style-name="T2"></text:span> L’Escolle des femmes.</text:p>
          </table:table-cell>
          <table:table-cell table:style-name="Tableau1.A1" office:value-type="string">
            <text:p text:style-name="P2"><text:span text:style-name="T3">212lt</text:span></text:p>
            <text:p text:style-name="P2"/>
          </table:table-cell>
          <table:table-cell table:style-name="Tableau1.A1" office:value-type="string">
            <text:p text:style-name="P2"><text:span text:style-name="T3">Part. 5lt 10s</text:span></text:p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Dimanche 2 NOVEMB</text:span>. <text:span text:style-name="T2"></text:span> Idem.</text:p>
            <text:p text:style-name="P2"><text:span text:style-name="_3c_date_3e_"><text:span text:style-name="T4">Mardy</text:span></text:span><text:span text:style-name="T4"> on ne joua point, ni le </text:span><text:span text:style-name="_3c_date_3e_"><text:span text:style-name="T4">Vendredy</text:span></text:span><text:span text:style-name="T4">. </text:span></text:p>
          </table:table-cell>
          <table:table-cell table:style-name="Tableau1.A1" office:value-type="string">
            <text:p text:style-name="P2">205lt</text:p>
            <text:p text:style-name="P2"/>
          </table:table-cell>
          <table:table-cell table:style-name="Tableau1.A1" office:value-type="string">
            <text:p text:style-name="P2">Part. 4lt 10s</text:p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Mardy 4 Nouembre</text:span> on joua point à cause de la MORT DE <text:span text:style-name="_3c_persName_3e_">Mr DU PARC</text:span>. On a continué sa part à <text:span text:style-name="_3c_persName_3e_">Mlle Du </text:span><text:soft-page-break/><text:span text:style-name="_3c_persName_3e_">parc</text:span> jusques à <text:span text:style-name="_3c_date_3e_">Pasques prochain</text:span>.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Dimanche 9me Nouemb</text:span>. <text:span text:style-name="T2"></text:span> La premiere representation de LA PRINCESSE D’ELIDE.</text:p>
            <text:p text:style-name="P2"><text:span text:style-name="T4">Piece Nolle de </text:span><text:span text:style-name="_3c_persName_3e_"><text:span text:style-name="T4">Mr de Moliere</text:span></text:span><text:span text:style-name="T4">.</text:span></text:p>
          </table:table-cell>
          <table:table-cell table:style-name="Tableau1.A1" office:value-type="string">
            <text:p text:style-name="P2">Receu. 840lt</text:p>
            <text:p text:style-name="P2"/>
          </table:table-cell>
          <table:table-cell table:style-name="Tableau1.A1" office:value-type="string">
            <text:p text:style-name="P2">Part. Payé plusieurs frais extres. <text:span text:style-name="T3">22lt </text:span></text:p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Mardy 11me Nouemb</text:span><text:span text:style-name="T3">. </text:span><text:span text:style-name="T2"></text:span><text:span text:style-name="T3"> </text:span>Idem.</text:p>
          </table:table-cell>
          <table:table-cell table:style-name="Tableau1.A1" office:value-type="string">
            <text:p text:style-name="P2">940lt</text:p>
            <text:p text:style-name="P2"/>
          </table:table-cell>
          <table:table-cell table:style-name="Tableau1.A1" office:value-type="string">
            <text:p text:style-name="P2">Part. Payé des frais. <text:span text:style-name="T3">22lt </text:span></text:p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Vendredy 14me</text:span><text:span text:style-name="T3">. </text:span><text:span text:style-name="T2"></text:span><text:span text:style-name="T3"> Idem.</text:span></text:p>
          </table:table-cell>
          <table:table-cell table:style-name="Tableau1.A1" office:value-type="string">
            <text:p text:style-name="P2"><text:span text:style-name="T3">475lt</text:span></text:p>
          </table:table-cell>
          <table:table-cell table:style-name="Tableau1.A1" office:value-type="string">
            <text:p text:style-name="P2"><text:span text:style-name="T3">Part. 11lt </text:span></text:p>
          </table:table-cell>
        </table:table-row>
        <table:table-row table:style-name="Tableau1.1">
          <table:table-cell table:style-name="Tableau1.A1" office:value-type="string">
            <text:p text:style-name="P2">J’ai commancé à annoncer pour <text:span text:style-name="_3c_persName_3e_">Monsr de Moliere</text:span>.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Text_20_body"><text:tab/><text:tab/></text:p>
      <text:p text:style-name="Text_20_body"><text:span text:style-name="_3c_pb_3e_">69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"><text:span text:style-name="_3c_date_3e_">Dimanche 16me Nouemb</text:span>. <text:span text:style-name="T2"></text:span> Princes. d’Elide.</text:p>
            <text:p text:style-name="P2"><text:span text:style-name="T4">D. Japhet, Sertorius, La Thebaïde et encor l’Escolle des femmes. </text:span></text:p>
          </table:table-cell>
          <table:table-cell table:style-name="Tableau2.A1" office:value-type="string">
            <text:p text:style-name="P2">856lt</text:p>
            <text:p text:style-name="P2"/>
          </table:table-cell>
          <table:table-cell table:style-name="Tableau2.A1" office:value-type="string">
            <text:p text:style-name="P2">Part. 25lt 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<text:span text:style-name="_3c_date_3e_">Mardy 18me</text:span>. <text:span text:style-name="T2"></text:span> Idem.</text:p>
          </table:table-cell>
          <table:table-cell table:style-name="Tableau2.A1" office:value-type="string">
            <text:p text:style-name="P2">480lt</text:p>
          </table:table-cell>
          <table:table-cell table:style-name="Tableau2.A1" office:value-type="string">
            <text:p text:style-name="P2">Part. 14lt 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date_3e_">Vendredy 21me</text:span>. <text:span text:style-name="T2"></text:span> Idem.</text:p>
          </table:table-cell>
          <table:table-cell table:style-name="Tableau2.A1" office:value-type="string">
            <text:p text:style-name="P2">478lt</text:p>
          </table:table-cell>
          <table:table-cell table:style-name="Tableau2.A1" office:value-type="string">
            <text:p text:style-name="P2">Part. 11lt 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date_3e_">Dimanche 23</text:span><text:span text:style-name="T3">. </text:span><text:span text:style-name="T2"></text:span><text:span text:style-name="T3"> Idem.</text:span></text:p>
          </table:table-cell>
          <table:table-cell table:style-name="Tableau2.A1" office:value-type="string">
            <text:p text:style-name="P2"><text:span text:style-name="T3">808lt</text:span></text:p>
          </table:table-cell>
          <table:table-cell table:style-name="Tableau2.A1" office:value-type="string">
            <text:p text:style-name="P2"><text:span text:style-name="T3">Part. 33lt 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date_3e_">Mardy 25me</text:span><text:span text:style-name="T3">. </text:span><text:span text:style-name="T2"></text:span><text:span text:style-name="T3"> Idem.</text:span></text:p>
          </table:table-cell>
          <table:table-cell table:style-name="Tableau2.A1" office:value-type="string">
            <text:p text:style-name="P2"><text:span text:style-name="T3">750lt</text:span></text:p>
          </table:table-cell>
          <table:table-cell table:style-name="Tableau2.A1" office:value-type="string">
            <text:p text:style-name="P2"><text:span text:style-name="T3">Part. 30lt 15s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date_3e_">Vendredy 28</text:span><text:span text:style-name="T3">. </text:span><text:span text:style-name="T2"></text:span><text:span text:style-name="T3"> Idem.</text:span></text:p>
          </table:table-cell>
          <table:table-cell table:style-name="Tableau2.A1" office:value-type="string">
            <text:p text:style-name="P2"><text:span text:style-name="T3">545lt</text:span></text:p>
          </table:table-cell>
          <table:table-cell table:style-name="Tableau2.A1" office:value-type="string">
            <text:p text:style-name="P2"><text:span text:style-name="T3">Part. 16lt 10s 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date_3e_">Dimanche 30me</text:span><text:span text:style-name="T3">. </text:span><text:span text:style-name="T2"></text:span><text:span text:style-name="T3"> Idem.</text:span></text:p>
          </table:table-cell>
          <table:table-cell table:style-name="Tableau2.A1" office:value-type="string">
            <text:p text:style-name="P2"><text:span text:style-name="T3">760lt</text:span></text:p>
          </table:table-cell>
          <table:table-cell table:style-name="Tableau2.A1" office:value-type="string">
            <text:p text:style-name="P2"><text:span text:style-name="T3">Part. 27lt 10s </text:span></text:p>
          </table:table-cell>
        </table:table-row>
        <table:table-row table:style-name="Tableau2.1">
          <table:table-cell table:style-name="Tableau2.A1" office:value-type="string">
            <text:p text:style-name="P2">Le <text:span text:style-name="_3c_date_3e_">Samedy 29me Nouembre</text:span>, <text:span text:style-name="_3c_persName_3e_">la Troupe</text:span> est allée au <text:span text:style-name="_3c_placeName_3e_">Raincy</text:span>, maison de plaisance de <text:span text:style-name="_3c_persName_3e_">Made la princesse Palatine</text:span>, prez Paris, par Ordre <text:span text:style-name="_3c_persName_3e_">Monsgr le Prince de Condé</text:span>, pour y jouer Tartuffe en cinq actes.</text:p>
          </table:table-cell>
          <table:table-cell table:style-name="Tableau2.A1" office:value-type="string">
            <text:p text:style-name="P2"><text:span text:style-name="T3">Receu. 1100lt</text:span></text:p>
            <text:p text:style-name="P2"/>
          </table:table-cell>
          <table:table-cell table:style-name="Tableau2.A1" office:value-type="string">
            <text:p text:style-name="P2"><text:span text:style-name="T3">Part. 66lt </text:span>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Vne Visite Le <text:span text:style-name="_3c_date_3e_">Lundy 1er Decembre</text:span> chez <text:span text:style-name="_3c_persName_3e_">Monsr Colbert</text:span>. <text:span text:style-name="T2"></text:span> L’Escolle des femmes et l’Imptromptu de Versailles.</text:p>
          </table:table-cell>
          <table:table-cell table:style-name="Tableau2.A1" office:value-type="string">
            <text:p text:style-name="P2">330lt</text:p>
            <text:p text:style-name="P3"/>
          </table:table-cell>
          <table:table-cell table:style-name="Tableau2.A1" office:value-type="string">
            <text:p text:style-name="P2">Part. Neant. Employez aux decorations.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Le <text:span text:style-name="_3c_date_3e_">Mardy 2me DECEMBRE</text:span>. <text:span text:style-name="T2"></text:span> Pr. d’Elide.</text:p>
          </table:table-cell>
          <table:table-cell table:style-name="Tableau2.A1" office:value-type="string">
            <text:p text:style-name="P2"><text:span text:style-name="T3">696lt</text:span></text:p>
            <text:p text:style-name="P2"/>
          </table:table-cell>
          <table:table-cell table:style-name="Tableau2.A1" office:value-type="string">
            <text:p text:style-name="P2"><text:span text:style-name="T3">Part. 24lt 15s</text:span></text:p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<text:span text:style-name="_3c_date_3e_">Vendredy 5me</text:span><text:span text:style-name="T3">. </text:span><text:span text:style-name="T2"></text:span><text:span text:style-name="T3"> Idem.</text:span></text:p>
          </table:table-cell>
          <table:table-cell table:style-name="Tableau2.A1" office:value-type="string">
            <text:p text:style-name="P2"><text:span text:style-name="T3">580lt</text:span></text:p>
          </table:table-cell>
          <table:table-cell table:style-name="Tableau2.A1" office:value-type="string">
            <text:p text:style-name="P2"><text:span text:style-name="T3">Part. 19lt 10s 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date_3e_">Dimanche 7me</text:span><text:span text:style-name="T3">. </text:span><text:span text:style-name="T2"></text:span><text:span text:style-name="T3"> Idem.</text:span></text:p>
          </table:table-cell>
          <table:table-cell table:style-name="Tableau2.A1" office:value-type="string">
            <text:p text:style-name="P2">740lt</text:p>
          </table:table-cell>
          <table:table-cell table:style-name="Tableau2.A1" office:value-type="string">
            <text:p text:style-name="P2">Part. Aux <text:span text:style-name="_3c_persName_3e_">Capucins</text:span>. 3lt 14s. <text:soft-page-break/><text:span text:style-name="T3">22lt 10s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date_3e_">Mardy 9me</text:span><text:span text:style-name="T3">. </text:span><text:span text:style-name="T2"></text:span><text:span text:style-name="T3"> </text:span>Idem.</text:p>
          </table:table-cell>
          <table:table-cell table:style-name="Tableau2.A1" office:value-type="string">
            <text:p text:style-name="P2">233lt</text:p>
          </table:table-cell>
          <table:table-cell table:style-name="Tableau2.A1" office:value-type="string">
            <text:p text:style-name="P2">Part. Neant. Payé des frais.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date_3e_">Vendredy 12me</text:span><text:span text:style-name="T3">. </text:span><text:span text:style-name="T2"></text:span><text:span text:style-name="T3"> Idem.</text:span></text:p>
          </table:table-cell>
          <table:table-cell table:style-name="Tableau2.A1" office:value-type="string">
            <text:p text:style-name="P2"><text:span text:style-name="T3">317lt</text:span></text:p>
          </table:table-cell>
          <table:table-cell table:style-name="Tableau2.A1" office:value-type="string">
            <text:p text:style-name="P2"><text:span text:style-name="T3">Part. 8lt 5s 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date_3e_">Dimanche 14me</text:span><text:span text:style-name="T3">. </text:span><text:span text:style-name="T2"></text:span><text:span text:style-name="T3"> Idem.</text:span></text:p>
          </table:table-cell>
          <table:table-cell table:style-name="Tableau2.A1" office:value-type="string">
            <text:p text:style-name="P2"><text:span text:style-name="T3">824lt</text:span></text:p>
          </table:table-cell>
          <table:table-cell table:style-name="Tableau2.A1" office:value-type="string">
            <text:p text:style-name="P2"><text:span text:style-name="T3">Part. 36lt 10s</text:span></text:p>
          </table:table-cell>
        </table:table-row>
      </table:table>
      <text:p text:style-name="P1"/>
      <text:p text:style-name="Text_20_body"><text:span text:style-name="_3c_pb_3e_">70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"><text:span text:style-name="_3c_date_3e_">Mardy 16 Decembre</text:span><text:span text:style-name="T3">. </text:span><text:span text:style-name="T2"></text:span><text:span text:style-name="T3"> Pri. d’Elide.</text:span></text:p>
          </table:table-cell>
          <table:table-cell table:style-name="Tableau3.A1" office:value-type="string">
            <text:p text:style-name="P2"><text:span text:style-name="T3">590lt</text:span></text:p>
            <text:p text:style-name="P3"/>
          </table:table-cell>
          <table:table-cell table:style-name="Tableau3.A1" office:value-type="string">
            <text:p text:style-name="P2"><text:span text:style-name="T3">Part. 23lt 15s</text:span></text:p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Vendredy 19</text:span><text:span text:style-name="T3">. </text:span><text:span text:style-name="T2"></text:span><text:span text:style-name="T3"> Idem.</text:span></text:p>
          </table:table-cell>
          <table:table-cell table:style-name="Tableau3.A1" office:value-type="string">
            <text:p text:style-name="P2"><text:span text:style-name="T3">537lt</text:span></text:p>
          </table:table-cell>
          <table:table-cell table:style-name="Tableau3.A1" office:value-type="string">
            <text:p text:style-name="P2"><text:span text:style-name="T3">Part. 18lt 5s 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Dimanche 21</text:span>. <text:span text:style-name="T2"></text:span> Idem.</text:p>
            <text:p text:style-name="P2"><text:span text:style-name="T4">Plus vne Visite chez </text:span><text:span text:style-name="_3c_persName_3e_"><text:span text:style-name="T4">Mr des Rannes</text:span></text:span><text:span text:style-name="T4">, l’Estourdy.</text:span></text:p>
          </table:table-cell>
          <table:table-cell table:style-name="Tableau3.A1" office:value-type="string">
            <text:p text:style-name="P2">846lt</text:p>
            <text:p text:style-name="P2"><text:span text:style-name="T4">330lt. </text:span><text:span text:style-name="T5"></text:span><text:span text:style-name="T4"> Employez aux decorations, le dt jour 21. </text:span></text:p>
          </table:table-cell>
          <table:table-cell table:style-name="Tableau3.A1" office:value-type="string">
            <text:p text:style-name="P2">Part. <text:span text:style-name="_3c_persName_3e_">Capucins</text:span> 50s. 40lt 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Mardy 23</text:span>. <text:span text:style-name="T2"></text:span> Idem.</text:p>
          </table:table-cell>
          <table:table-cell table:style-name="Tableau3.A1" office:value-type="string">
            <text:p text:style-name="P2">525lt</text:p>
          </table:table-cell>
          <table:table-cell table:style-name="Tableau3.A1" office:value-type="string">
            <text:p text:style-name="P2">Part. 19lt 5s 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Vendredy 26me</text:span>. <text:span text:style-name="T2"></text:span> Id<text:span text:style-name="T3">em.</text:span></text:p>
          </table:table-cell>
          <table:table-cell table:style-name="Tableau3.A1" office:value-type="string">
            <text:p text:style-name="P2"><text:span text:style-name="T3">571lt</text:span></text:p>
          </table:table-cell>
          <table:table-cell table:style-name="Tableau3.A1" office:value-type="string">
            <text:p text:style-name="P2"><text:span text:style-name="T3">Part. 22lt 5s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Dimanche 28me</text:span><text:span text:style-name="T3">. </text:span><text:span text:style-name="T2"></text:span><text:span text:style-name="T3"> Idem.</text:span></text:p>
          </table:table-cell>
          <table:table-cell table:style-name="Tableau3.A1" office:value-type="string">
            <text:p text:style-name="P2"><text:span text:style-name="T3">586lt</text:span></text:p>
          </table:table-cell>
          <table:table-cell table:style-name="Tableau3.A1" office:value-type="string">
            <text:p text:style-name="P2"><text:span text:style-name="T3">Part. 23lt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Mardy 30me</text:span><text:span text:style-name="T3">. </text:span><text:span text:style-name="T2"></text:span><text:span text:style-name="T3"> Idem.</text:span></text:p>
          </table:table-cell>
          <table:table-cell table:style-name="Tableau3.A1" office:value-type="string">
            <text:p text:style-name="P2"><text:span text:style-name="T3">268lt</text:span></text:p>
          </table:table-cell>
          <table:table-cell table:style-name="Tableau3.A1" office:value-type="string">
            <text:p text:style-name="P2"><text:span text:style-name="T3">Part. 3lt 16s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c_salute_3e_" style:display-name="&lt;salute&gt;" style:family="paragraph" style:parent-style-name="Standard" style:default-outline-level="" style:list-style-name="">
      <style:paragraph-properties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abel.head_3e_" style:display-name="&lt;label.head&gt;" style:family="paragraph" style:parent-style-name="Text_20_body" style:default-outline-level="" style:list-style-name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_3c_description_3e_" style:display-name="&lt;description&gt;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fo:color="#ffffff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color="#00000a" fo:background-color="#0000ff"/>
    </style:style>
    <style:style style:name="_3c_tech_3e_" style:display-name="&lt;tech&gt;" style:family="text">
      <style:text-properties fo:background-color="#ffff00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_3c_label.speaker_3e_" style:display-name="&lt;label.speaker&gt;" style:family="text" style:parent-style-name="Default_20_Paragraph_20_Font">
      <style:text-properties fo:font-style="italic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size="12pt" fo:font-style="italic" fo:font-weight="bold" style:font-name-asian="Times1" style:font-size-asian="12pt" style:language-asian="fr" style:country-asian="FR" style:font-style-asian="italic" style:font-weight-asian="bold" style:font-name-complex="Times New Roman1" style:font-size-complex="10pt"/>
    </style:style>
    <style:style style:name="_3c_description_3e__20_Car" style:display-name="&lt;description&gt; Car" style:family="text" style:parent-style-name="Default_20_Paragraph_20_Font"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2</meta:editing-cycles>
    <meta:creation-date>2020-03-24T13:24:00</meta:creation-date>
    <dc:date>2020-03-24T13:26:00</dc:date>
    <meta:editing-duration>PT1S</meta:editing-duration>
    <meta:generator>OpenOffice/4.1.6$Win32 OpenOffice.org_project/416m1$Build-9790</meta:generator>
    <meta:document-statistic meta:table-count="3" meta:image-count="0" meta:object-count="0" meta:page-count="3" meta:paragraph-count="116" meta:word-count="549" meta:character-count="30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